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72pt" style:font-size-complex="72pt"/>
    </style:style>
    <style:style style:name="P2" style:family="paragraph" style:parent-style-name="Text_20_body">
      <style:text-properties style:font-name="Times New Roman" fo:font-weight="normal" style:font-weight-asian="normal" style:font-weight-complex="normal"/>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style:font-name="Arial"/>
    </style:style>
    <style:style style:name="P5" style:family="paragraph" style:parent-style-name="Heading_20_2">
      <style:text-properties style:font-name="Arial" fo:font-weight="normal" style:font-weight-asian="normal" style:font-weight-complex="normal"/>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2">
      <style:text-properties style:font-name="Times New Roman"/>
    </style:style>
    <style:style style:name="P9" style:family="paragraph" style:parent-style-name="Text_20_body">
      <style:text-properties style:font-name="Times New Roman" fo:font-weight="normal" style:font-weight-asian="normal" style:font-weight-complex="normal"/>
    </style:style>
    <style:style style:name="P10" style:family="paragraph" style:parent-style-name="Text_20_body" style:list-style-name="L6">
      <style:text-properties style:font-name="Times New Roman" fo:font-weight="normal" style:font-weight-asian="normal" style:font-weight-complex="normal"/>
    </style:style>
    <style:style style:name="P11"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T1" style:family="text">
      <style:text-properties style:font-name="Courier New"/>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Times New Roman"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atalyst Engine</text:p>
      <text:p text:style-name="P1">Documentation</text:p>
      <text:h text:style-name="P3" text:outline-level="1">Defines</text:h>
      <text:list xml:id="list6576357854389885035" text:style-name="L1">
        <text:list-item>
          <text:p text:style-name="P6">CATALYST_ENABLE_OCEAN<text:span text:style-name="T2"> – Enables ocean rendering.</text:span></text:p>
        </text:list-item>
        <text:list-item>
          <text:p text:style-name="P6">CATALYST_ENABLE_VOLUMETRIC_FOG<text:span text:style-name="T2"> – Enables volumetric fog rendering.</text:span></text:p>
        </text:list-item>
      </text:list>
      <text:h text:style-name="P3" text:outline-level="1">Naming</text:h>
      <text:list xml:id="list8152761053356159222" text:style-name="L2">
        <text:list-item>
          <text:p text:style-name="P7">Member variables start with an underscore. Every subsequent word begins with a capital letter, the rest lower case. Example: <text:span text:style-name="T1">_MyMemberVariable</text:span></text:p>
        </text:list-item>
        <text:list-item>
          <text:p text:style-name="P8">All other variables is written in camel case, i.e. the first word starts with a lower case letter and subsequent letters are all lower case. The subsequent words starts with upper case. Example: m<text:span text:style-name="T1">yVariable</text:span></text:p>
        </text:list-item>
        <text:list-item>
          <text:p text:style-name="P8">Constant variables are all in upper case, with underscores separating words. Example: <text:span text:style-name="T1">MY_CONSTANT_VARIABLE</text:span></text:p>
        </text:list-item>
      </text:list>
      <text:h text:style-name="P4" text:outline-level="1">Update Phases</text:h>
      <text:p text:style-name="Text_20_body"><text:span text:style-name="T3">The Catalyst Engine is updated in a number of distinct phases. Updates for game-specific logic can be injected during these phases via the </text:span><text:span text:style-name="T4">UpdateSystem</text:span><text:span text:style-name="T5">, both in synchronous and asynchronous passes. Every object that inherits from the </text:span><text:span text:style-name="T4">Updateable </text:span><text:span text:style-name="T5">class can be updated by the update system. Below follows a summary of what happens during these phases on the engine side. The results of what is done during each of these phases can only be assumed to be available in subsequent phases. That is, for example, if input is updated in the setup update phase, then retrieval of input states can only be done in phases after this phase.</text:span></text:p>
      <text:h text:style-name="P5" text:outline-level="2">Opening Update</text:h>
      <text:p text:style-name="Text_20_body"><text:span text:style-name="T7">During this phase, data that will be used during the frame is set up. Input states are updated, so that they are fresh for subsequent passes.</text:span></text:p>
      <text:h text:style-name="P5" text:outline-level="2">Logic Update</text:h>
      <text:p text:style-name="P11">This is where the core logic update happens.</text:p>
      <text:h text:style-name="P5" text:outline-level="2">Render Update</text:h>
      <text:p text:style-name="P11">During this phase, rendering happens.</text:p>
      <text:h text:style-name="P5" text:outline-level="2">Closing Update</text:h>
      <text:p text:style-name="P2"><text:span text:style-name="T6">During this phase, data that has been used during the frame is cleaned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3T21:00:29.51</meta:creation-date>
    <dc:date>2018-09-13T22:33:51.99</dc:date>
    <meta:editing-duration>PT4H37M27S</meta:editing-duration>
    <meta:editing-cycles>12</meta:editing-cycles>
    <meta:generator>OpenOffice/4.1.5$Win32 OpenOffice.org_project/415m1$Build-9789</meta:generator>
    <meta:document-statistic meta:table-count="0" meta:image-count="0" meta:object-count="0" meta:page-count="4" meta:paragraph-count="19" meta:word-count="258" meta:character-count="1601"/>
  </office:meta>
</office:document-meta>
</file>